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359cm" svg:height="15.512cm" svg:x="4.626cm" svg:y="0.106cm">
            <draw:object draw:notify-on-update-of-ranges="Sheet1.A1:Sheet1.A1 Sheet1.A2:Sheet1.A51 Sheet1.B1:Sheet1.B1 Sheet1.B2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on sizes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57.027232" calcext:value-type="float">
            <text:p>457.027232</text:p>
          </table:table-cell>
        </table:table-row>
        <table:table-row table:style-name="ro1">
          <table:table-cell office:value-type="float" office:value="61680" calcext:value-type="float">
            <text:p>61680</text:p>
          </table:table-cell>
          <table:table-cell office:value-type="float" office:value="457.483298" calcext:value-type="float">
            <text:p>457.483298</text:p>
          </table:table-cell>
        </table:table-row>
        <table:table-row table:style-name="ro1">
          <table:table-cell office:value-type="float" office:value="58254" calcext:value-type="float">
            <text:p>58254</text:p>
          </table:table-cell>
          <table:table-cell office:value-type="float" office:value="401.576994" calcext:value-type="float">
            <text:p>401.576994</text:p>
          </table:table-cell>
        </table:table-row>
        <table:table-row table:style-name="ro1">
          <table:table-cell office:value-type="float" office:value="55188" calcext:value-type="float">
            <text:p>55188</text:p>
          </table:table-cell>
          <table:table-cell office:value-type="float" office:value="457.69342" calcext:value-type="float">
            <text:p>457.69342</text:p>
          </table:table-cell>
        </table:table-row>
        <table:table-row table:style-name="ro1">
          <table:table-cell office:value-type="float" office:value="52428" calcext:value-type="float">
            <text:p>52428</text:p>
          </table:table-cell>
          <table:table-cell office:value-type="float" office:value="407.357132" calcext:value-type="float">
            <text:p>407.3571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8.945093" calcext:value-type="float">
            <text:p>428.945093</text:p>
          </table:table-cell>
        </table:table-row>
        <table:table-row table:style-name="ro1">
          <table:table-cell office:value-type="float" office:value="31775" calcext:value-type="float">
            <text:p>31775</text:p>
          </table:table-cell>
          <table:table-cell office:value-type="float" office:value="429.772588" calcext:value-type="float">
            <text:p>429.772588</text:p>
          </table:table-cell>
        </table:table-row>
        <table:table-row table:style-name="ro1">
          <table:table-cell office:value-type="float" office:value="30840" calcext:value-type="float">
            <text:p>30840</text:p>
          </table:table-cell>
          <table:table-cell office:value-type="float" office:value="431.192006" calcext:value-type="float">
            <text:p>431.192006</text:p>
          </table:table-cell>
        </table:table-row>
        <table:table-row table:style-name="ro1">
          <table:table-cell office:value-type="float" office:value="29959" calcext:value-type="float">
            <text:p>29959</text:p>
          </table:table-cell>
          <table:table-cell office:value-type="float" office:value="432.368681" calcext:value-type="float">
            <text:p>432.368681</text:p>
          </table:table-cell>
        </table:table-row>
        <table:table-row table:style-name="ro1">
          <table:table-cell office:value-type="float" office:value="29127" calcext:value-type="float">
            <text:p>29127</text:p>
          </table:table-cell>
          <table:table-cell office:value-type="float" office:value="433.342751" calcext:value-type="float">
            <text:p>433.3427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18.294534" calcext:value-type="float">
            <text:p>218.294534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float" office:value="218.750535" calcext:value-type="float">
            <text:p>218.750535</text:p>
          </table:table-cell>
        </table:table-row>
        <table:table-row table:style-name="ro1">
          <table:table-cell office:value-type="float" office:value="15887" calcext:value-type="float">
            <text:p>15887</text:p>
          </table:table-cell>
          <table:table-cell office:value-type="float" office:value="218.64209" calcext:value-type="float">
            <text:p>218.64209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float" office:value="218.131678" calcext:value-type="float">
            <text:p>218.131678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217.999949" calcext:value-type="float">
            <text:p>217.99994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0.089526" calcext:value-type="float">
            <text:p>220.089526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220.042528" calcext:value-type="float">
            <text:p>220.042528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220.073373" calcext:value-type="float">
            <text:p>220.073373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219.921995" calcext:value-type="float">
            <text:p>219.921995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20.081279" calcext:value-type="float">
            <text:p>220.0812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20.902137" calcext:value-type="float">
            <text:p>220.902137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20.978745" calcext:value-type="float">
            <text:p>220.978745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221.429885" calcext:value-type="float">
            <text:p>221.429885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21.547111" calcext:value-type="float">
            <text:p>221.54711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20.551263" calcext:value-type="float">
            <text:p>220.5512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4.870479" calcext:value-type="float">
            <text:p>214.87047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14.647654" calcext:value-type="float">
            <text:p>214.64765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14.924315" calcext:value-type="float">
            <text:p>214.924315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14.879542" calcext:value-type="float">
            <text:p>214.87954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14.641379" calcext:value-type="float">
            <text:p>214.6413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.934536" calcext:value-type="float">
            <text:p>212.93453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12.925092" calcext:value-type="float">
            <text:p>212.92509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12.899713" calcext:value-type="float">
            <text:p>212.8997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2.864992" calcext:value-type="float">
            <text:p>212.86499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11.340923" calcext:value-type="float">
            <text:p>211.3409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5.996497" calcext:value-type="float">
            <text:p>195.99649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5.563104" calcext:value-type="float">
            <text:p>195.5631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4.52278" calcext:value-type="float">
            <text:p>194.5227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3.019554" calcext:value-type="float">
            <text:p>193.0195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3.10373" calcext:value-type="float">
            <text:p>193.103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5.933494" calcext:value-type="float">
            <text:p>95.9334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.688686" calcext:value-type="float">
            <text:p>96.6886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.699941" calcext:value-type="float">
            <text:p>96.6999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.27875" calcext:value-type="float">
            <text:p>96.278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.470465" calcext:value-type="float">
            <text:p>96.4704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498296" calcext:value-type="float">
            <text:p>93.4982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.981247" calcext:value-type="float">
            <text:p>94.9812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.610188" calcext:value-type="float">
            <text:p>94.6101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.80422" calcext:value-type="float">
            <text:p>94.804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.408959" calcext:value-type="float">
            <text:p>94.408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3:16:44.447000000</meta:creation-date>
    <dc:date>2025-01-24T13:17:24.639000000</dc:date>
    <meta:editing-duration>PT40S</meta:editing-duration>
    <meta:editing-cycles>1</meta:editing-cycles>
    <meta:document-statistic meta:table-count="1" meta:cell-count="102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6cm" svg:height="15.513cm" xlink:href=".." xlink:type="simple" chart:class="chart:line" chart:style-name="ch1">
        <chart:legend chart:legend-position="end" svg:x="26.381cm" svg:y="7.457cm" style:legend-expansion="high" chart:style-name="ch2"/>
        <chart:plot-area chart:style-name="ch3" table:cell-range-address="Sheet1.A1:Sheet1.B51" chart:data-source-has-labels="both" svg:x="0.567cm" svg:y="0.31cm" svg:width="25.247cm" svg:height="14.893cm">
          <chart:coordinate-region svg:x="1.383cm" svg:y="0.509cm" svg:width="24.431cm" svg:height="13.49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b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65536">
                <text:p>65536</text:p>
                <draw:g>
                  <svg:desc>Sheet1.A2:Sheet1.A51</svg:desc>
                </draw:g>
              </table:table-cell>
              <table:table-cell office:value-type="float" office:value="457.027232">
                <text:p>457.027232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61680">
                <text:p>61680</text:p>
              </table:table-cell>
              <table:table-cell office:value-type="float" office:value="457.483298">
                <text:p>457.483298</text:p>
              </table:table-cell>
            </table:table-row>
            <table:table-row>
              <table:table-cell office:value-type="float" office:value="58254">
                <text:p>58254</text:p>
              </table:table-cell>
              <table:table-cell office:value-type="float" office:value="401.576994">
                <text:p>401.576994</text:p>
              </table:table-cell>
            </table:table-row>
            <table:table-row>
              <table:table-cell office:value-type="float" office:value="55188">
                <text:p>55188</text:p>
              </table:table-cell>
              <table:table-cell office:value-type="float" office:value="457.69342">
                <text:p>457.69342</text:p>
              </table:table-cell>
            </table:table-row>
            <table:table-row>
              <table:table-cell office:value-type="float" office:value="52428">
                <text:p>52428</text:p>
              </table:table-cell>
              <table:table-cell office:value-type="float" office:value="407.357132">
                <text:p>407.3571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28.945093">
                <text:p>428.945093</text:p>
              </table:table-cell>
            </table:table-row>
            <table:table-row>
              <table:table-cell office:value-type="float" office:value="31775">
                <text:p>31775</text:p>
              </table:table-cell>
              <table:table-cell office:value-type="float" office:value="429.772588">
                <text:p>429.772588</text:p>
              </table:table-cell>
            </table:table-row>
            <table:table-row>
              <table:table-cell office:value-type="float" office:value="30840">
                <text:p>30840</text:p>
              </table:table-cell>
              <table:table-cell office:value-type="float" office:value="431.192006">
                <text:p>431.192006</text:p>
              </table:table-cell>
            </table:table-row>
            <table:table-row>
              <table:table-cell office:value-type="float" office:value="29959">
                <text:p>29959</text:p>
              </table:table-cell>
              <table:table-cell office:value-type="float" office:value="432.368681">
                <text:p>432.368681</text:p>
              </table:table-cell>
            </table:table-row>
            <table:table-row>
              <table:table-cell office:value-type="float" office:value="29127">
                <text:p>29127</text:p>
              </table:table-cell>
              <table:table-cell office:value-type="float" office:value="433.342751">
                <text:p>433.34275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18.294534">
                <text:p>218.294534</text:p>
              </table:table-cell>
            </table:table-row>
            <table:table-row>
              <table:table-cell office:value-type="float" office:value="16131">
                <text:p>16131</text:p>
              </table:table-cell>
              <table:table-cell office:value-type="float" office:value="218.750535">
                <text:p>218.750535</text:p>
              </table:table-cell>
            </table:table-row>
            <table:table-row>
              <table:table-cell office:value-type="float" office:value="15887">
                <text:p>15887</text:p>
              </table:table-cell>
              <table:table-cell office:value-type="float" office:value="218.64209">
                <text:p>218.64209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218.131678">
                <text:p>218.131678</text:p>
              </table:table-cell>
            </table:table-row>
            <table:table-row>
              <table:table-cell office:value-type="float" office:value="15420">
                <text:p>15420</text:p>
              </table:table-cell>
              <table:table-cell office:value-type="float" office:value="217.999949">
                <text:p>217.99994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20.089526">
                <text:p>220.089526</text:p>
              </table:table-cell>
            </table:table-row>
            <table:table-row>
              <table:table-cell office:value-type="float" office:value="8128">
                <text:p>8128</text:p>
              </table:table-cell>
              <table:table-cell office:value-type="float" office:value="220.042528">
                <text:p>220.042528</text:p>
              </table:table-cell>
            </table:table-row>
            <table:table-row>
              <table:table-cell office:value-type="float" office:value="8065">
                <text:p>8065</text:p>
              </table:table-cell>
              <table:table-cell office:value-type="float" office:value="220.073373">
                <text:p>220.073373</text:p>
              </table:table-cell>
            </table:table-row>
            <table:table-row>
              <table:table-cell office:value-type="float" office:value="8004">
                <text:p>8004</text:p>
              </table:table-cell>
              <table:table-cell office:value-type="float" office:value="219.921995">
                <text:p>219.921995</text:p>
              </table:table-cell>
            </table:table-row>
            <table:table-row>
              <table:table-cell office:value-type="float" office:value="7943">
                <text:p>7943</text:p>
              </table:table-cell>
              <table:table-cell office:value-type="float" office:value="220.081279">
                <text:p>220.08127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0.902137">
                <text:p>220.902137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20.978745">
                <text:p>220.978745</text:p>
              </table:table-cell>
            </table:table-row>
            <table:table-row>
              <table:table-cell office:value-type="float" office:value="4064">
                <text:p>4064</text:p>
              </table:table-cell>
              <table:table-cell office:value-type="float" office:value="221.429885">
                <text:p>221.429885</text:p>
              </table:table-cell>
            </table:table-row>
            <table:table-row>
              <table:table-cell office:value-type="float" office:value="4048">
                <text:p>4048</text:p>
              </table:table-cell>
              <table:table-cell office:value-type="float" office:value="221.547111">
                <text:p>221.547111</text:p>
              </table:table-cell>
            </table:table-row>
            <table:table-row>
              <table:table-cell office:value-type="float" office:value="4032">
                <text:p>4032</text:p>
              </table:table-cell>
              <table:table-cell office:value-type="float" office:value="220.551263">
                <text:p>220.55126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4.870479">
                <text:p>214.870479</text:p>
              </table:table-cell>
            </table:table-row>
            <table:table-row>
              <table:table-cell office:value-type="float" office:value="2044">
                <text:p>2044</text:p>
              </table:table-cell>
              <table:table-cell office:value-type="float" office:value="214.647654">
                <text:p>214.64765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14.924315">
                <text:p>214.924315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214.879542">
                <text:p>214.879542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214.641379">
                <text:p>214.6413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2.934536">
                <text:p>212.934536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212.925092">
                <text:p>212.925092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212.899713">
                <text:p>212.899713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212.864992">
                <text:p>212.86499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11.340923">
                <text:p>211.34092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95.996497">
                <text:p>195.99649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95.563104">
                <text:p>195.56310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94.52278">
                <text:p>194.5227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93.019554">
                <text:p>193.01955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93.10373">
                <text:p>193.1037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5.933494">
                <text:p>95.9334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6.688686">
                <text:p>96.6886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6.699941">
                <text:p>96.69994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6.27875">
                <text:p>96.2787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6.470465">
                <text:p>96.4704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3.498296">
                <text:p>93.4982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94.981247">
                <text:p>94.9812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94.610188">
                <text:p>94.61018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94.80422">
                <text:p>94.804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94.408959">
                <text:p>94.408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